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Formula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Formula Name</text:p>
          </table:table-cell>
          <table:table-cell office:value-type="string">
            <text:p>External Ref</text:p>
          </table:table-cell>
          <table:table-cell office:value-type="string">
            <text:p>Internal Ref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'file:///home/kyoshida/ooo/ooo-test-files/calc/external-ref/complex-src.ods'#$Empty.$A$1:.$A$3])" office:value-type="float" office:value="0">
            <text:p>0</text:p>
          </table:table-cell>
          <table:table-cell table:formula="of:=SUM([$Empty.$A$1:.$A$3])" office:value-type="float" office:value="0">
            <text:p>0</text:p>
          </table:table-cell>
        </table:table-row>
        <table:table-row table:style-name="ro1">
          <table:table-cell office:value-type="string">
            <text:p>COUNT</text:p>
          </table:table-cell>
          <table:table-cell table:formula="of:=COUNT(['file:///home/kyoshida/ooo/ooo-test-files/calc/external-ref/complex-src.ods'#$Empty.$A$1:.$A$3])" office:value-type="float" office:value="0">
            <text:p>0</text:p>
          </table:table-cell>
          <table:table-cell table:formula="of:=COUNT([$Empty.$A$1:.$A$3])" office:value-type="float" office:value="0">
            <text:p>0</text:p>
          </table:table-cell>
        </table:table-row>
        <table:table-row table:style-name="ro1">
          <table:table-cell office:value-type="string">
            <text:p>COUNTA</text:p>
          </table:table-cell>
          <table:table-cell table:formula="of:=COUNTA(['file:///home/kyoshida/ooo/ooo-test-files/calc/external-ref/complex-src.ods'#$Empty.$A$1:.$A$3])" office:value-type="float" office:value="3">
            <text:p>3</text:p>
          </table:table-cell>
          <table:table-cell table:formula="of:=COUNTA([$Empty.$A$1:.$A$3])" office:value-type="float" office:value="0">
            <text:p>0</text:p>
          </table:table-cell>
        </table:table-row>
      </table:table>
      <table:table table:name="Empty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complex-src.ods'#Empty" table:print="false" table:style-name="ta_extref">
        <table:table-source xlink:href="../complex-src.ods" table:table-name="Empty" table:filter-name="calc8" table:mode="copy-results-only"/>
        <table:table-row>
          <table:table-cell table:style-name="ce1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8">02/08/2010</text:date>, <text:time>21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2-08T15:54:57</meta:creation-date>
    <meta:generator>OpenOffice.org/3.2$Linux OpenOffice.org_project/320m12$Build-9483</meta:generator>
    <dc:date>2010-02-08T21:48:58</dc:date>
    <dc:creator>Kohei Yoshida</dc:creator>
    <meta:editing-duration>PT00H08M44S</meta:editing-duration>
    <meta:editing-cycles>10</meta:editing-cycles>
    <meta:document-statistic meta:table-count="2" meta:cell-count="12" meta:object-count="0"/>
  </office:meta>
</office:document-meta>
</file>